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4.473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8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">
      <style:table-cell-properties fo:border="0.74pt solid #000000"/>
    </style:style>
    <style:style style:name="ce7" style:family="table-cell" style:parent-style-name="Default">
      <style:table-cell-properties fo:background-color="#111111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12" style:family="table-cell" style:parent-style-name="Pivot_20_Table_20_Value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1" office:value-type="string" calcext:value-type="string">
            <text:p>SETOR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E-MAILS RESPONDIDOS</text:p>
          </table:table-cell>
          <table:table-cell table:style-name="ce1" office:value-type="string" calcext:value-type="string">
            <text:p>E-MAILS PENDENTES</text:p>
          </table:table-cell>
        </table:table-row>
        <table:table-row table:style-name="ro2">
          <table:table-cell office:value-type="string" calcext:value-type="string">
            <text:p>An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José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Marco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Tarde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Mateus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ariss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Joã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Mari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Jessic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Marian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Roni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icaele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Noite</text:p>
          </table:table-cell>
          <table:table-cell office:value-type="float" office:value="168" calcext:value-type="float">
            <text:p>168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atista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Mári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Danilo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Tarde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Cléber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154" calcext:value-type="float">
            <text:p>15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Igor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un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Cecília</text:p>
          </table:table-cell>
          <table:table-cell office:value-type="string" calcext:value-type="string">
            <text:p>Suporte Técnico</text:p>
          </table:table-cell>
          <table:table-cell office:value-type="string" calcext:value-type="string">
            <text:p>Noit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Financeiro</text:p>
          </table:table-cell>
          <table:table-cell office:value-type="string" calcext:value-type="string">
            <text:p>Manhã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Planilha2" table:style-name="ta1">
        <table:table-column table:style-name="co6" table:number-columns-repeated="3" table:default-cell-style-name="ce8"/>
        <table:table-column table:style-name="co7" table:default-cell-style-name="ce8"/>
        <table:table-column table:style-name="co6" table:number-columns-repeated="1020" table:default-cell-style-name="Default"/>
        <table:table-row table:style-name="ro2">
          <table:table-cell table:style-name="ce7" office:value-type="string" calcext:value-type="string">
            <text:p>Nome </text:p>
          </table:table-cell>
          <table:table-cell table:style-name="ce7" office:value-type="string" calcext:value-type="string">
            <text:p>Turno</text:p>
          </table:table-cell>
          <table:table-cell table:style-name="ce7" office:value-type="string" calcext:value-type="string">
            <text:p>Série</text:p>
          </table:table-cell>
          <table:table-cell table:style-name="ce7" office:value-type="string" calcext:value-type="string">
            <text:p>Endereço</text:p>
          </table:table-cell>
          <table:table-cell table:style-name="ce9" table:number-columns-repeated="1020"/>
        </table:table-row>
        <table:table-row table:style-name="ro2">
          <table:table-cell office:value-type="string" calcext:value-type="string">
            <text:p>Fábio</text:p>
          </table:table-cell>
          <table:table-cell office:value-type="string" calcext:value-type="string">
            <text:p>Tar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a das flores ,45, Mata Velha, Div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yvid</text:p>
          </table:table-cell>
          <table:table-cell office:value-type="string" calcext:value-type="string">
            <text:p>No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a margarida, 55, Gangoji Div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cy</text:p>
          </table:table-cell>
          <table:table-cell office:value-type="string" calcext:value-type="string">
            <text:p>No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a alberto vicente, 34, Professores , Div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ral</text:p>
          </table:table-cell>
          <table:table-cell office:value-type="string" calcext:value-type="string">
            <text:p>Manhã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a das flores ,76, Mata Velha, Div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</text:p>
          </table:table-cell>
          <table:table-cell office:value-type="string" calcext:value-type="string">
            <text:p>Manhã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a das flores ,65, Mata Velha, Div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cy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a das flores ,90, Mata Velha, Div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fonso</text:p>
          </table:table-cell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a das flores ,12, Mata Velha, Div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nan</text:p>
          </table:table-cell>
          <table:table-cell office:value-type="string" calcext:value-type="string">
            <text:p>No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a das flores ,87, Mata Velha, Divis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oão</text:p>
          </table:table-cell>
          <table:table-cell office:value-type="string" calcext:value-type="string">
            <text:p>Manhã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a das flores ,53, Mata Velha, Divisa</text:p>
          </table:table-cell>
          <table:table-cell table:number-columns-repeated="1020"/>
        </table:table-row>
      </table:table>
      <table:table table:name="Tabela dinâmica_Planilha2_4" table:style-name="ta1">
        <table:table-column table:style-name="co6" table:default-cell-style-name="ce10"/>
        <table:table-column table:style-name="co6" table:default-cell-style-name="ce13"/>
        <table:table-row table:style-name="ro2">
          <table:table-cell office:value-type="string" calcext:value-type="string">
            <text:p>Endereço</text:p>
          </table:table-cell>
          <table:table-cell/>
        </table:table-row>
        <table:table-row table:style-name="ro2">
          <table:table-cell table:style-name="ce11" office:value-type="string" calcext:value-type="string">
            <text:p>Rua alberto vicente, 34, Professores , Divisa</text:p>
          </table:table-cell>
          <table:table-cell table:style-name="ce14" office:value-type="string" calcext:value-type="string">
            <text:p>Total Resultado</text:p>
          </table:table-cell>
        </table:table-row>
        <table:table-row table:style-name="ro2">
          <table:table-cell table:style-name="ce12"/>
          <table:table-cell table:style-name="ce15"/>
        </table:table-row>
      </table:table>
      <table:table table:name="Tabela dinâmica_Planilha2_3" table:style-name="ta1">
        <table:table-column table:style-name="co6" table:default-cell-style-name="ce10"/>
        <table:table-column table:style-name="co6" table:default-cell-style-name="ce13"/>
        <table:table-row table:style-name="ro2">
          <table:table-cell office:value-type="string" calcext:value-type="string">
            <text:p>Nome </text:p>
          </table:table-cell>
          <table:table-cell/>
        </table:table-row>
        <table:table-row table:style-name="ro2">
          <table:table-cell table:style-name="ce11" office:value-type="string" calcext:value-type="string">
            <text:p>Deyvid</text:p>
          </table:table-cell>
          <table:table-cell table:style-name="ce14" office:value-type="string" calcext:value-type="string">
            <text:p>Total Resultado</text:p>
          </table:table-cell>
        </table:table-row>
        <table:table-row table:style-name="ro2">
          <table:table-cell table:style-name="ce12"/>
          <table:table-cell table:style-name="ce15"/>
        </table:table-row>
      </table:table>
      <table:table table:name="Tabela dinâmica_Planilha2_2" table:style-name="ta1">
        <table:table-column table:style-name="co6" table:default-cell-style-name="ce10"/>
        <table:table-column table:style-name="co6" table:number-columns-repeated="8" table:default-cell-style-name="ce17"/>
        <table:table-column table:style-name="co6" table:default-cell-style-name="ce13"/>
        <table:table-row table:style-name="ro2">
          <table:table-cell office:value-type="string" calcext:value-type="string">
            <text:p>Nome </text:p>
          </table:table-cell>
          <table:table-cell table:number-columns-repeated="9"/>
        </table:table-row>
        <table:table-row table:style-name="ro2">
          <table:table-cell table:style-name="ce11" office:value-type="string" calcext:value-type="string">
            <text:p>Afonso</text:p>
          </table:table-cell>
          <table:table-cell table:style-name="ce18" office:value-type="string" calcext:value-type="string">
            <text:p>Amaral</text:p>
          </table:table-cell>
          <table:table-cell table:style-name="ce18" office:value-type="string" calcext:value-type="string">
            <text:p>Cecy</text:p>
          </table:table-cell>
          <table:table-cell table:style-name="ce18" office:value-type="string" calcext:value-type="string">
            <text:p>Deyvid</text:p>
          </table:table-cell>
          <table:table-cell table:style-name="ce18" office:value-type="string" calcext:value-type="string">
            <text:p>Fábio</text:p>
          </table:table-cell>
          <table:table-cell table:style-name="ce18" office:value-type="string" calcext:value-type="string">
            <text:p>João</text:p>
          </table:table-cell>
          <table:table-cell table:style-name="ce18" office:value-type="string" calcext:value-type="string">
            <text:p>Renan</text:p>
          </table:table-cell>
          <table:table-cell table:style-name="ce18" office:value-type="string" calcext:value-type="string">
            <text:p>Sucy</text:p>
          </table:table-cell>
          <table:table-cell table:style-name="ce18" office:value-type="string" calcext:value-type="string">
            <text:p>Vic</text:p>
          </table:table-cell>
          <table:table-cell table:style-name="ce14" office:value-type="string" calcext:value-type="string">
            <text:p>Total Resultado</text:p>
          </table:table-cell>
        </table:table-row>
        <table:table-row table:style-name="ro2">
          <table:table-cell table:style-name="ce16"/>
          <table:table-cell table:style-name="ce19" table:number-columns-repeated="7"/>
          <table:table-cell table:style-name="ce20"/>
          <table:table-cell table:style-name="ce15"/>
        </table:table-row>
      </table:table>
      <table:table table:name="Tabela dinâmica_Planilha2_1" table:style-name="ta1">
        <table:table-column table:style-name="co6" table:default-cell-style-name="ce10"/>
        <table:table-column table:style-name="co6" table:number-columns-repeated="2" table:default-cell-style-name="ce17"/>
        <table:table-column table:style-name="co6" table:default-cell-style-name="ce13"/>
        <table:table-row table:style-name="ro2">
          <table:table-cell office:value-type="string" calcext:value-type="string">
            <text:p>Turno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Manhã</text:p>
          </table:table-cell>
          <table:table-cell table:style-name="ce18" office:value-type="string" calcext:value-type="string">
            <text:p>Noite</text:p>
          </table:table-cell>
          <table:table-cell table:style-name="ce18" office:value-type="string" calcext:value-type="string">
            <text:p>Tarde</text:p>
          </table:table-cell>
          <table:table-cell table:style-name="ce14" office:value-type="string" calcext:value-type="string">
            <text:p>Total Resultado</text:p>
          </table:table-cell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18" calcext:value-type="float">
            <text:p>18</text:p>
          </table:table-cell>
        </table:table-row>
      </table:table>
      <table:named-expressions/>
      <table:data-pilot-tables>
        <table:data-pilot-table table:name="DataPilot1" table:application-data="" table:target-range-address="'Tabela dinâmica_Planilha2_1'.A1:'Tabela dinâmica_Planilha2_1'.D3" table:buttons="'Tabela dinâmica_Planilha2_1'.A1" table:show-filter-button="false" table:drill-down-on-double-click="false">
          <table:source-cell-range table:cell-range-address="Planilha2.A1:Planilha2.D10"/>
          <table:data-pilot-field table:source-field-name="Turno" table:orientation="column" table:used-hierarchy="0" table:function="auto">
            <table:data-pilot-level table:show-empty="false" calcext:repeat-item-labels="false">
              <table:data-pilot-members>
                <table:data-pilot-member table:name="Manhã" table:display="true" table:show-details="true"/>
                <table:data-pilot-member table:name="Noite" table:display="true" table:show-details="true"/>
                <table:data-pilot-member table:name="Tard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éri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Planilha2_2'.A1:'Tabela dinâmica_Planilha2_2'.J3" table:buttons="'Tabela dinâmica_Planilha2_2'.A1" table:show-filter-button="false" table:drill-down-on-double-click="false">
          <table:source-cell-range table:cell-range-address="Planilha2.A1:Planilha2.D10"/>
          <table:data-pilot-field table:source-field-name="Nome " table:orientation="column" table:used-hierarchy="0" table:function="auto">
            <table:data-pilot-level table:show-empty="false" calcext:repeat-item-labels="false">
              <table:data-pilot-members>
                <table:data-pilot-member table:name="Afonso" table:display="true" table:show-details="true"/>
                <table:data-pilot-member table:name="Amaral" table:display="true" table:show-details="true"/>
                <table:data-pilot-member table:name="Cecy" table:display="true" table:show-details="true"/>
                <table:data-pilot-member table:name="Deyvid" table:display="true" table:show-details="true"/>
                <table:data-pilot-member table:name="Fábio" table:display="true" table:show-details="true"/>
                <table:data-pilot-member table:name="João" table:display="true" table:show-details="true"/>
                <table:data-pilot-member table:name="Renan" table:display="true" table:show-details="true"/>
                <table:data-pilot-member table:name="Sucy" table:display="true" table:show-details="true"/>
                <table:data-pilot-member table:name="Vi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dereço" table:orientation="data" table:used-hierarchy="0" table:function="stdev">
            <table:data-pilot-level table:show-empty="false" calcext:repeat-item-labels="false">
              <table:data-pilot-members>
                <table:data-pilot-member table:name="Rua alberto vicente, 34, Professores , Divisa" table:display="true" table:show-details="true"/>
                <table:data-pilot-member table:name="Rua das flores ,12, Mata Velha, Divisa" table:display="true" table:show-details="true"/>
                <table:data-pilot-member table:name="Rua das flores ,45, Mata Velha, Divisa" table:display="true" table:show-details="true"/>
                <table:data-pilot-member table:name="Rua das flores ,53, Mata Velha, Divisa" table:display="true" table:show-details="true"/>
                <table:data-pilot-member table:name="Rua das flores ,65, Mata Velha, Divisa" table:display="true" table:show-details="true"/>
                <table:data-pilot-member table:name="Rua das flores ,76, Mata Velha, Divisa" table:display="true" table:show-details="true"/>
                <table:data-pilot-member table:name="Rua das flores ,87, Mata Velha, Divisa" table:display="true" table:show-details="true"/>
                <table:data-pilot-member table:name="Rua das flores ,90, Mata Velha, Divisa" table:display="true" table:show-details="true"/>
                <table:data-pilot-member table:name="Rua margarida, 55, Gangoji Divis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dinâmica_Planilha2_3'.A1:'Tabela dinâmica_Planilha2_3'.B3" table:buttons="'Tabela dinâmica_Planilha2_3'.A1" table:show-filter-button="false" table:drill-down-on-double-click="false">
          <table:source-cell-range table:cell-range-address="Planilha2.A1:Planilha2.D10"/>
          <table:data-pilot-field table:source-field-name="Nome " table:orientation="column" table:used-hierarchy="0" table:function="auto">
            <table:data-pilot-level table:show-empty="false" calcext:repeat-item-labels="false">
              <table:data-pilot-members>
                <table:data-pilot-member table:name="Afonso" table:display="false" table:show-details="true"/>
                <table:data-pilot-member table:name="Amaral" table:display="false" table:show-details="true"/>
                <table:data-pilot-member table:name="Cecy" table:display="false" table:show-details="true"/>
                <table:data-pilot-member table:name="Deyvid" table:display="true" table:show-details="true"/>
                <table:data-pilot-member table:name="Fábio" table:display="false" table:show-details="true"/>
                <table:data-pilot-member table:name="João" table:display="false" table:show-details="true"/>
                <table:data-pilot-member table:name="Renan" table:display="false" table:show-details="true"/>
                <table:data-pilot-member table:name="Sucy" table:display="false" table:show-details="true"/>
                <table:data-pilot-member table:name="Vic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dereço" table:orientation="data" table:used-hierarchy="0" table:function="sum">
            <table:data-pilot-level table:show-empty="false" calcext:repeat-item-labels="false">
              <table:data-pilot-members>
                <table:data-pilot-member table:name="Rua alberto vicente, 34, Professores , Divisa" table:display="true" table:show-details="true"/>
                <table:data-pilot-member table:name="Rua das flores ,12, Mata Velha, Divisa" table:display="true" table:show-details="true"/>
                <table:data-pilot-member table:name="Rua das flores ,45, Mata Velha, Divisa" table:display="true" table:show-details="true"/>
                <table:data-pilot-member table:name="Rua das flores ,53, Mata Velha, Divisa" table:display="true" table:show-details="true"/>
                <table:data-pilot-member table:name="Rua das flores ,65, Mata Velha, Divisa" table:display="true" table:show-details="true"/>
                <table:data-pilot-member table:name="Rua das flores ,76, Mata Velha, Divisa" table:display="true" table:show-details="true"/>
                <table:data-pilot-member table:name="Rua das flores ,87, Mata Velha, Divisa" table:display="true" table:show-details="true"/>
                <table:data-pilot-member table:name="Rua das flores ,90, Mata Velha, Divisa" table:display="true" table:show-details="true"/>
                <table:data-pilot-member table:name="Rua margarida, 55, Gangoji Divis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dinâmica_Planilha2_4'.A1:'Tabela dinâmica_Planilha2_4'.B3" table:buttons="'Tabela dinâmica_Planilha2_4'.A1" table:show-filter-button="false" table:drill-down-on-double-click="false">
          <table:source-cell-range table:cell-range-address="Planilha2.A1:Planilha2.D10"/>
          <table:data-pilot-field table:source-field-name="Endereço" table:orientation="column" table:used-hierarchy="0" table:function="auto">
            <table:data-pilot-level table:show-empty="false" calcext:repeat-item-labels="false">
              <table:data-pilot-members>
                <table:data-pilot-member table:name="Rua alberto vicente, 34, Professores , Divisa" table:display="true" table:show-details="true"/>
                <table:data-pilot-member table:name="Rua das flores ,12, Mata Velha, Divisa" table:display="false" table:show-details="true"/>
                <table:data-pilot-member table:name="Rua das flores ,45, Mata Velha, Divisa" table:display="false" table:show-details="true"/>
                <table:data-pilot-member table:name="Rua das flores ,53, Mata Velha, Divisa" table:display="false" table:show-details="true"/>
                <table:data-pilot-member table:name="Rua das flores ,65, Mata Velha, Divisa" table:display="false" table:show-details="true"/>
                <table:data-pilot-member table:name="Rua das flores ,76, Mata Velha, Divisa" table:display="false" table:show-details="true"/>
                <table:data-pilot-member table:name="Rua das flores ,87, Mata Velha, Divisa" table:display="false" table:show-details="true"/>
                <table:data-pilot-member table:name="Rua das flores ,90, Mata Velha, Divisa" table:display="false" table:show-details="true"/>
                <table:data-pilot-member table:name="Rua margarida, 55, Gangoji Divisa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e " table:orientation="data" table:used-hierarchy="0" table:function="sum">
            <table:data-pilot-level table:show-empty="false" calcext:repeat-item-labels="false">
              <table:data-pilot-members>
                <table:data-pilot-member table:name="Afonso" table:display="true" table:show-details="true"/>
                <table:data-pilot-member table:name="Amaral" table:display="true" table:show-details="true"/>
                <table:data-pilot-member table:name="Cecy" table:display="true" table:show-details="true"/>
                <table:data-pilot-member table:name="Deyvid" table:display="true" table:show-details="true"/>
                <table:data-pilot-member table:name="Fábio" table:display="true" table:show-details="true"/>
                <table:data-pilot-member table:name="João" table:display="true" table:show-details="true"/>
                <table:data-pilot-member table:name="Renan" table:display="true" table:show-details="true"/>
                <table:data-pilot-member table:name="Sucy" table:display="true" table:show-details="true"/>
                <table:data-pilot-member table:name="Vi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4:16:27.330000000</meta:creation-date>
    <dc:date>2024-05-20T22:06:17.258000000</dc:date>
    <meta:editing-duration>PT2H26M9S</meta:editing-duration>
    <meta:editing-cycles>2</meta:editing-cycles>
    <meta:generator>LibreOffice/7.2.3.2$Windows_X86_64 LibreOffice_project/d166454616c1632304285822f9c83ce2e660fd92</meta:generator>
    <meta:document-statistic meta:table-count="6" meta:cell-count="181" meta:object-count="0"/>
  </office:meta>
</office:document-meta>
</file>